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r</text:p>
          </table:table-cell>
          <table:table-cell/>
          <table:table-cell table:style-name="Default" office:value-type="string" calcext:value-type="string">
            <text:p>x4∧¬((x1∧x3)∨(x2<text:span text:style-name="T1">∨</text:span>x3))</text:p>
          </table:table-cell>
          <table:table-cell table:style-name="Default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formula="of:=AND([.D2];NOT(OR(AND([.A2];[.C2]);XOR([.B2];[.C2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AND([.D3];NOT(OR(AND([.A3];[.C3]);XOR([.B3];[.C3])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ND([.D4];NOT(OR(AND([.A4];[.C4]);XOR([.B4];[.C4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D5];NOT(OR(AND([.A5];[.C5]);XOR([.B5];[.C5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ND([.D6];NOT(OR(AND([.A6];[.C6]);XOR([.B6];[.C6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D7];NOT(OR(AND([.A7];[.C7]);XOR([.B7];[.C7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ND([.D8];NOT(OR(AND([.A8];[.C8]);XOR([.B8];[.C8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formula="of:=AND([.D9];NOT(OR(AND([.A9];[.C9]);XOR([.B9];[.C9])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ND([.D10];NOT(OR(AND([.A10];[.C10]);XOR([.B10];[.C10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AND([.D11];NOT(OR(AND([.A11];[.C11]);XOR([.B11];[.C11])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ND([.D12];NOT(OR(AND([.A12];[.C12]);XOR([.B12];[.C12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D13];NOT(OR(AND([.A13];[.C13]);XOR([.B13];[.C13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ND([.D14];NOT(OR(AND([.A14];[.C14]);XOR([.B14];[.C14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D15];NOT(OR(AND([.A15];[.C15]);XOR([.B15];[.C15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ND([.D16];NOT(OR(AND([.A16];[.C16]);XOR([.B16];[.C16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D17];NOT(OR(AND([.A17];[.C17]);XOR([.B17];[.C17])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x1,x2/x3,x4</text:p>
          </table:table-cell>
          <table:table-cell table:style-name="ce3" office:value-type="string" calcext:value-type="string">
            <text:p>“00”</text:p>
          </table:table-cell>
          <table:table-cell table:style-name="ce3" office:value-type="string" calcext:value-type="string">
            <text:p>“01”</text:p>
          </table:table-cell>
          <table:table-cell table:style-name="ce3" office:value-type="string" calcext:value-type="string">
            <text:p>“10”</text:p>
          </table:table-cell>
          <table:table-cell table:style-name="ce3" office:value-type="string" calcext:value-type="string">
            <text:p>“11”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“00”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“01”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“10”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“11”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09:52.381507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2:10:53.487218636</meta:creation-date>
    <dc:date>2016-12-31T13:10:40.509943221</dc:date>
    <meta:editing-duration>PT8M4S</meta:editing-duration>
    <meta:editing-cycles>4</meta:editing-cycles>
    <meta:generator>LibreOffice/5.1.4.2$Linux_X86_64 LibreOffice_project/10m0$Build-2</meta:generator>
    <meta:document-statistic meta:table-count="1" meta:cell-count="127" meta:object-count="0"/>
  </office:meta>
</office:document-meta>
</file>